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solid" draw:fill-color="#999999" draw:textarea-vertical-align="middle" loext:decorative="false"/>
    </style:style>
    <style:style style:name="gr2" style:family="graphic" style:parent-style-name="objectwithoutfill">
      <style:graphic-properties draw:stroke="none" svg:stroke-color="#000000" draw:fill="solid" draw:fill-color="#999999" draw:textarea-vertical-align="middle" loext:decorative="false"/>
    </style:style>
    <style:style style:name="P1" style:family="paragraph">
      <loext:graphic-properties draw:fill="solid" draw:fill-color="#9999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0.667cm" svg:height="1.666cm" draw:transform="rotate (-0.386066830541146) translate (4.9429046420559cm 2.2099011655608cm)" svg:viewBox="0 0 668 1667" svg:d="M623 135c93 367 50 1238-211 1505-97 99-265-94-257-248 8-153 13-590-134-875-147-284 509-748 602-382z">
          <text:p/>
        </draw:path>
        <draw:path draw:style-name="gr2" draw:text-style-name="P1" draw:layer="layout" svg:width="0.903cm" svg:height="0.66cm" draw:transform="skewX (0.00122173047639607) rotate (-2.15652882376419) translate (5.6028736382088cm 2.4861954926457cm)" svg:viewBox="0 0 904 661" svg:d="M527 644c137-64 329-219 367-367 35-139-27-185-184-243-156-57-351-32-459-3-277 72-309 187-173 369s313 309 449 244z">
          <text:p/>
        </draw:path>
        <draw:path draw:style-name="gr2" draw:text-style-name="P1" draw:layer="layout" svg:width="0.551cm" svg:height="0.362cm" draw:transform="skewX (0.00209439510239318) rotate (-2.1547834945122) translate (5.0211128870663cm 3.5188130490873cm)" svg:viewBox="0 0 552 363" svg:d="M286 362c113-10 224-94 258-165 33-71-42-132-128-168-85-34-177-43-285 2-107 45-173 120-101 212 72 91 144 129 256 119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15T13:24:37.831000000</meta:creation-date>
    <dc:date>2025-03-18T22:24:18.988000000</dc:date>
    <meta:editing-duration>PT2M49S</meta:editing-duration>
    <meta:editing-cycles>3</meta:editing-cycles>
    <meta:generator>LibreOffice/24.2.4.2$Windows_X86_64 LibreOffice_project/51a6219feb6075d9a4c46691dcfe0cd9c4fff3c2</meta:generator>
    <meta:document-statistic meta:object-count="3"/>
  </office:meta>
</office:document-meta>
</file>